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799in" fo:margin-left="0.0035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3236in"/>
    </style:style>
    <style:style style:name="Table1.B" style:family="table-column">
      <style:table-column-properties style:column-width="2.9257in"/>
    </style:style>
    <style:style style:name="Table1.C" style:family="table-column">
      <style:table-column-properties style:column-width="4.1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0.8563in" fo:background-color="transparent" fo:keep-together="auto">
        <style:background-image/>
      </style:table-row-properties>
    </style:style>
    <style:style style:name="P1" style:family="paragraph" style:parent-style-name="Header">
      <style:text-properties fo:color="#000000" loext:opacity="100%"/>
    </style:style>
    <style:style style:name="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justify" style:justify-single-word="false" fo:text-indent="0.4925in" style:auto-text-indent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officeooo:paragraph-rsid="000ff5d5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058325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077a58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077a58" officeooo:paragraph-rsid="00077a58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3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0ff5d5" officeooo:paragraph-rsid="000ff5d5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4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10816b" officeooo:paragraph-rsid="0010816b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6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1pt" fo:language="ru" fo:country="RU" fo:font-weight="bold" officeooo:paragraph-rsid="00077a58" style:letter-kerning="false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/>
    </style:style>
    <style:style style:name="P18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 officeooo:paragraph-rsid="001b09a3"/>
    </style:style>
    <style:style style:name="P1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letter-kerning="false" style:language-asian="ru" style:country-asian="RU" style:language-complex="ar" style:country-complex="SA"/>
    </style:style>
    <style:style style:name="P2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058325" style:letter-kerning="false" style:language-asian="ru" style:country-asian="RU" style:language-complex="ar" style:country-complex="SA"/>
    </style:style>
    <style:style style:name="P2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077a58" style:letter-kerning="false" style:language-asian="ru" style:country-asian="RU" style:language-complex="ar" style:country-complex="SA"/>
    </style:style>
    <style:style style:name="P2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176ca3" style:letter-kerning="false" style:language-asian="ru" style:country-asian="RU" style:language-complex="ar" style:country-complex="SA"/>
    </style:style>
    <style:style style:name="P23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10816b" officeooo:paragraph-rsid="0010816b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24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76ca3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 style:font-name="Consolas" fo:font-size="12pt" fo:language="en" fo:country="US" fo:font-weight="bold" officeooo:paragraph-rsid="00176ca3" style:font-size-asian="12pt" style:font-weight-asian="bold" style:font-name-complex="Times New Roman1" style:font-size-complex="12pt" style:font-weight-complex="bold"/>
    </style:style>
    <style:style style:name="P26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76ca3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176ca3" style:font-size-asian="12pt" style:font-name-complex="Times New Roman1" style:font-size-complex="12pt"/>
    </style:style>
    <style:style style:name="P28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555cd" officeooo:paragraph-rsid="001b09a3" style:font-size-asian="12pt" style:font-name-complex="Times New Roman1" style:font-size-complex="12pt"/>
    </style:style>
    <style:style style:name="P29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555cd" officeooo:paragraph-rsid="001b901f" style:font-size-asian="12pt" style:font-name-complex="Times New Roman1" style:font-size-complex="12pt"/>
    </style:style>
    <style:style style:name="P30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13b5d4" officeooo:paragraph-rsid="0013b5d4" style:font-size-asian="12pt" style:font-name-complex="Times New Roman1" style:font-size-complex="12pt"/>
    </style:style>
    <style:style style:name="P31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paragraph-rsid="001b901f" style:font-size-asian="12pt" style:font-name-complex="Times New Roman1" style:font-size-complex="12pt"/>
    </style:style>
    <style:style style:name="P32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f04b1" officeooo:paragraph-rsid="001d1779" style:font-size-asian="12pt" style:font-name-complex="Times New Roman1" style:font-size-complex="12pt"/>
    </style:style>
    <style:style style:name="P33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1b901f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34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0ff5d5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35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1d1779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36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officeooo:rsid="0006c12c" officeooo:paragraph-rsid="00077a58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37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/>
    </style:style>
    <style:style style:name="P38" style:family="paragraph" style:parent-style-name="Standard" style:master-page-name="First_20_Page">
      <style:paragraph-properties fo:margin-top="0.0835in" fo:margin-bottom="0in" style:contextual-spacing="false" fo:line-height="100%" fo:text-align="justify" style:justify-single-word="false" style:page-number="auto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1pt" fo:language="ru" fo:country="RU" fo:font-weight="bold" officeooo:paragraph-rsid="00077a58" style:letter-kerning="false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40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76ca3" style:font-size-asian="12pt" style:font-weight-asian="normal" style:font-name-complex="Times New Roman1" style:font-size-complex="12pt" style:font-weight-complex="normal"/>
    </style:style>
    <style:style style:name="P41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176ca3" style:font-size-asian="12pt" style:font-weight-asian="normal" style:font-name-complex="Times New Roman1" style:font-size-complex="12pt" style:font-weight-complex="normal"/>
    </style:style>
    <style:style style:name="P4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077a58" style:letter-kerning="false" style:language-asian="ru" style:country-asian="RU" style:language-complex="ar" style:country-complex="SA"/>
    </style:style>
    <style:style style:name="P43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officeooo:paragraph-rsid="00176ca3"/>
    </style:style>
    <style:style style:name="P44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officeooo:paragraph-rsid="00176ca3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d0267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3b5d4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b901f" style:font-size-asian="12pt" style:font-name-complex="Times New Roman1" style:font-size-complex="12pt"/>
    </style:style>
    <style:style style:name="T6" style:family="text">
      <style:text-properties style:font-name="Consolas" fo:font-size="12pt" style:font-size-asian="12pt" style:font-name-complex="Times New Roman1" style:font-size-complex="12pt"/>
    </style:style>
    <style:style style:name="T7" style:family="text">
      <style:text-properties style:font-name="Consolas" fo:font-size="12pt" fo:language="en" fo:country="US" style:font-size-asian="12pt" style:font-name-complex="Times New Roman1" style:font-size-complex="12pt"/>
    </style:style>
    <style:style style:name="T8" style:family="text">
      <style:text-properties style:font-name="Consolas" fo:font-size="10pt" fo:language="en" fo:country="US" style:font-size-asian="10pt" style:font-size-complex="10pt"/>
    </style:style>
    <style:style style:name="T9" style:family="text">
      <style:text-properties style:font-name="Consolas" fo:font-size="10pt" fo:language="en" fo:country="US" style:font-size-asian="10pt" style:font-name-complex="Courier New" style:font-size-complex="10pt"/>
    </style:style>
    <style:style style:name="T10" style:family="text">
      <style:text-properties style:font-name="Consolas" fo:font-size="10pt" fo:language="en" fo:country="US" officeooo:rsid="000b82bd" style:font-size-asian="10pt" style:font-name-complex="Courier New" style:font-size-complex="10pt"/>
    </style:style>
    <style:style style:name="T11" style:family="text">
      <style:text-properties style:font-name="Consolas" fo:font-size="10pt" fo:language="en" fo:country="US" officeooo:rsid="0010816b" style:font-size-asian="10pt" style:font-name-complex="Courier New" style:font-size-complex="10pt"/>
    </style:style>
    <style:style style:name="T12" style:family="text">
      <style:text-properties style:font-name="Consolas" fo:font-size="10pt" fo:language="en" fo:country="US" officeooo:rsid="00176ca3" style:font-size-asian="10pt" style:font-name-complex="Courier New" style:font-size-complex="10pt"/>
    </style:style>
    <style:style style:name="T13" style:family="text">
      <style:text-properties style:font-name="Consolas" fo:font-size="10pt" fo:language="en" fo:country="US" officeooo:rsid="001babdb" style:font-size-asian="10pt" style:font-name-complex="Courier New" style:font-size-complex="10pt"/>
    </style:style>
    <style:style style:name="T14" style:family="text">
      <style:text-properties style:font-name="Consolas" fo:font-size="10pt" fo:language="en" fo:country="US" style:font-size-asian="10pt" style:font-name-complex="Times New Roman1" style:font-size-complex="10pt"/>
    </style:style>
    <style:style style:name="T15" style:family="text">
      <style:text-properties style:font-name="Consolas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16" style:family="text">
      <style:text-properties style:font-name="Consolas" fo:font-size="10pt" fo:language="en" fo:country="US" fo:font-weight="normal" officeooo:rsid="0010816b" style:font-size-asian="10pt" style:font-weight-asian="normal" style:font-size-complex="10pt" style:font-weight-complex="normal"/>
    </style:style>
    <style:style style:name="T17" style:family="text">
      <style:text-properties style:font-name="Consolas" fo:font-size="10pt" fo:language="en" fo:country="US" fo:font-weight="normal" officeooo:rsid="001d1779" style:font-size-asian="10pt" style:font-weight-asian="normal" style:font-size-complex="10pt" style:font-weight-complex="normal"/>
    </style:style>
    <style:style style:name="T18" style:family="text">
      <style:text-properties style:font-name="Consolas" fo:font-size="10pt" fo:language="en" fo:country="US" fo:font-weight="normal" style:font-size-asian="10pt" style:font-weight-asian="normal" style:font-name-complex="Times New Roman1" style:font-size-complex="10pt" style:font-weight-complex="normal"/>
    </style:style>
    <style:style style:name="T19" style:family="text">
      <style:text-properties style:font-name="Consolas" fo:font-size="10pt" fo:language="en" fo:country="US" fo:font-weight="normal" officeooo:rsid="0010816b" style:font-size-asian="10pt" style:font-weight-asian="normal" style:font-name-complex="Times New Roman1" style:font-size-complex="10pt" style:font-weight-complex="normal"/>
    </style:style>
    <style:style style:name="T20" style:family="text">
      <style:text-properties style:font-name="Consolas" fo:font-size="10pt" fo:language="ru" fo:country="RU" fo:font-weight="normal" style:font-size-asian="10pt" style:font-weight-asian="normal" style:font-name-complex="Times New Roman1" style:font-size-complex="10pt" style:font-weight-complex="normal"/>
    </style:style>
    <style:style style:name="T21" style:family="text">
      <style:text-properties fo:font-variant="normal" fo:text-transform="none" style:font-name="Times New Roman" fo:font-size="12pt" fo:font-style="normal" fo:font-weight="bold" officeooo:rsid="0013b5d4" style:font-size-asian="12pt" style:font-weight-asian="bold" style:font-name-complex="Times New Roman1" style:font-size-complex="12pt" style:font-weight-complex="bold"/>
    </style:style>
    <style:style style:name="T22" style:family="text">
      <style:text-properties fo:font-variant="normal" fo:text-transform="none" style:font-name="Times New Roman" fo:font-size="12pt" fo:font-style="normal" fo:font-weight="normal" officeooo:rsid="0013b5d4" style:font-size-asian="12pt" style:font-weight-asian="normal" style:font-name-complex="Times New Roman1" style:font-size-complex="12pt" style:font-weight-complex="normal"/>
    </style:style>
    <style:style style:name="T23" style:family="text">
      <style:text-properties fo:font-variant="normal" fo:text-transform="none" style:font-name="Times New Roman" fo:font-size="12pt" fo:font-style="normal" fo:font-weight="normal" officeooo:rsid="00180002" style:font-size-asian="12pt" style:font-weight-asian="normal" style:font-name-complex="Times New Roman1" style:font-size-complex="12pt" style:font-weight-complex="normal"/>
    </style:style>
    <style:style style:name="T24" style:family="text">
      <style:text-properties fo:font-variant="normal" fo:text-transform="none" style:font-name="Times New Roman" fo:font-size="12pt" fo:font-style="normal" fo:font-weight="normal" officeooo:rsid="001b09a3" style:font-size-asian="12pt" style:font-weight-asian="normal" style:font-name-complex="Times New Roman1" style:font-size-complex="12pt" style:font-weight-complex="normal"/>
    </style:style>
    <style:style style:name="T25" style:family="text">
      <style:text-properties fo:font-variant="normal" fo:text-transform="none" style:font-name="Times New Roman" fo:font-size="12pt" fo:font-style="normal" fo:font-weight="normal" officeooo:rsid="001d1779" style:font-size-asian="12pt" style:font-weight-asian="normal" style:font-name-complex="Times New Roman1" style:font-size-complex="12pt" style:font-weight-complex="normal"/>
    </style:style>
    <style:style style:name="T26" style:family="text">
      <style:text-properties fo:font-variant="normal" fo:text-transform="none" fo:font-style="normal"/>
    </style:style>
    <style:style style:name="T27" style:family="text">
      <style:text-properties fo:font-variant="normal" fo:text-transform="none" fo:font-style="normal" fo:font-weight="normal" officeooo:rsid="001b09a3" style:font-weight-asian="normal" style:font-weight-complex="normal"/>
    </style:style>
    <style:style style:name="T28" style:family="text">
      <style:text-properties fo:font-variant="normal" fo:text-transform="none" fo:font-style="normal" fo:font-weight="normal" officeooo:rsid="001d1779" style:font-weight-asian="normal" style:font-weight-complex="normal"/>
    </style:style>
    <style:style style:name="T29" style:family="text">
      <style:text-properties fo:font-variant="normal" fo:text-transform="none" fo:font-size="12pt" fo:font-style="normal" officeooo:rsid="001d1779" style:font-size-asian="12pt" style:font-size-complex="12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0df476" style:font-weight-asian="normal" style:font-weight-complex="normal"/>
    </style:style>
    <style:style style:name="T32" style:family="text">
      <style:text-properties fo:font-weight="normal" officeooo:rsid="000f04b1" style:font-weight-asian="normal" style:font-weight-complex="normal"/>
    </style:style>
    <style:style style:name="T33" style:family="text">
      <style:text-properties fo:font-weight="normal" officeooo:rsid="0013b5d4" style:font-weight-asian="normal" style:font-weight-complex="normal"/>
    </style:style>
    <style:style style:name="T34" style:family="text">
      <style:text-properties fo:font-weight="normal" officeooo:rsid="000555cd" style:font-weight-asian="normal" style:font-weight-complex="normal"/>
    </style:style>
    <style:style style:name="T35" style:family="text">
      <style:text-properties fo:font-weight="normal" officeooo:rsid="001b09a3" style:font-weight-asian="normal" style:font-weight-complex="normal"/>
    </style:style>
    <style:style style:name="T36" style:family="text">
      <style:text-properties fo:font-weight="normal" officeooo:rsid="001b901f" style:font-weight-asian="normal" style:font-weight-complex="normal"/>
    </style:style>
    <style:style style:name="T37" style:family="text">
      <style:text-properties officeooo:rsid="000df476"/>
    </style:style>
    <style:style style:name="T38" style:family="text">
      <style:text-properties fo:color="#000000" loext:opacity="100%" style:font-name="Consolas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39" style:family="text">
      <style:text-properties fo:color="#000000" loext:opacity="100%" style:font-name="Consolas" fo:font-size="12pt" fo:language="en" fo:country="US" fo:font-weight="bold" officeooo:rsid="0018a424" style:font-size-asian="12pt" style:font-weight-asian="bold" style:font-name-complex="Times New Roman1" style:font-size-complex="12pt" style:font-weight-complex="bold"/>
    </style:style>
    <style:style style:name="T40" style:family="text">
      <style:text-properties fo:color="#000000" loext:opacity="100%" style:font-name="Consolas" fo:font-size="12pt" fo:language="en" fo:country="US" fo:font-weight="bold" officeooo:rsid="001d1779" style:font-size-asian="12pt" style:font-weight-asian="bold" style:font-name-complex="Times New Roman1" style:font-size-complex="12pt" style:font-weight-complex="bold"/>
    </style:style>
    <style:style style:name="T41" style:family="text">
      <style:text-properties officeooo:rsid="000ff5d5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0816b" style:font-weight-asian="bold" style:font-weight-complex="bold"/>
    </style:style>
    <style:style style:name="T44" style:family="text">
      <style:text-properties fo:font-weight="bold" officeooo:rsid="0018a424" style:font-weight-asian="bold" style:font-weight-complex="bold"/>
    </style:style>
    <style:style style:name="T45" style:family="text">
      <style:text-properties officeooo:rsid="0013b5d4"/>
    </style:style>
    <style:style style:name="T46" style:family="text">
      <style:text-properties officeooo:rsid="00176ca3"/>
    </style:style>
    <style:style style:name="T47" style:family="text">
      <style:text-properties officeooo:rsid="001b09a3"/>
    </style:style>
    <style:style style:name="T48" style:family="text">
      <style:text-properties officeooo:rsid="001b90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Постановка задачи<text:bookmark text:name="_GoBack"/></text:p>
      <text:p text:style-name="P3">Разработать детальные требования и тест план для следующей задачи:</text:p>
      <text:p text:style-name="P18"><text:span text:style-name="T21">getNumberOfOrderedRows. </text:span><text:span text:style-name="T22">Написать программу, принимающую на вход количество </text:span><text:span text:style-name="T24">строк и столбцов в матрице</text:span><text:span text:style-name="T22"> и сам</text:span><text:span text:style-name="T24">у</text:span><text:span text:style-name="T22"> </text:span><text:span text:style-name="T24">матрицу</text:span><text:span text:style-name="T22"> и выводящую в стандартный пото</text:span><text:span text:style-name="T23">к</text:span><text:span text:style-name="T22"> вывода </text:span><text:span text:style-name="T24">количество строк </text:span><text:span text:style-name="T25">в стандартной и введённой матрицах</text:span><text:span text:style-name="T24">, элементы которых упорядочены по возрастанию</text:span></text:p>
      <text:p text:style-name="P7">Детальные требования</text:p>
      <text:list xml:id="list3587817200" text:style-name="WWNum17">
        <text:list-item>
          <text:p text:style-name="P28"><text:span text:style-name="T45">Количество </text:span><text:span text:style-name="T27">строк и столбцов в матрице</text:span><text:span text:style-name="T45"> (</text:span><text:span text:style-name="T47">rows и colums</text:span><text:span text:style-name="T45">)</text:span><text:span text:style-name="T37"> </text:span>должно быть задан<text:span text:style-name="T41">о</text:span> корректно:</text:p>
          <text:list>
            <text:list-item>
              <text:p text:style-name="P28"><text:span text:style-name="T35">rows и colums</text:span><text:span text:style-name="T32"> — </text:span><text:span text:style-name="T33">цел</text:span><text:span text:style-name="T35">ы</text:span><text:span text:style-name="T33">е числ</text:span><text:span text:style-name="T35">а</text:span><text:span text:style-name="T32">. </text:span><text:span text:style-name="T30">Если </text:span><text:span text:style-name="T35">rows или colums</text:span><text:span text:style-name="T31"> </text:span><text:span text:style-name="T32">не явля</text:span><text:span text:style-name="T35">ютмя</text:span><text:span text:style-name="T32"> </text:span><text:span text:style-name="T33">целым</text:span><text:span text:style-name="T35">и</text:span><text:span text:style-name="T33"> числ</text:span><text:span text:style-name="T35">ами</text:span><text:span text:style-name="T30">, то выводится сообщение об ошибке и программа завершается</text:span></text:p>
            </text:list-item>
            <text:list-item>
              <text:p text:style-name="P29"><text:span text:style-name="T35">rows и colums</text:span><text:span text:style-name="T32"> — </text:span><text:span text:style-name="T36">положительные</text:span><text:span text:style-name="T33"> числ</text:span><text:span text:style-name="T35">а</text:span><text:span text:style-name="T32">. </text:span><text:span text:style-name="T30">Если </text:span><text:span text:style-name="T35">rows или colums</text:span><text:span text:style-name="T31"> </text:span><text:span text:style-name="T32">не явля</text:span><text:span text:style-name="T35">ютмя</text:span><text:span text:style-name="T32"> </text:span><text:span text:style-name="T36">положительные</text:span><text:span text:style-name="T33"> числ</text:span><text:span text:style-name="T35">ами</text:span><text:span text:style-name="T30">, то выводится сообщение об ошибке и программа завершается</text:span></text:p>
            </text:list-item>
          </text:list>
        </text:list-item>
        <text:list-item>
          <text:p text:style-name="P37"><text:span text:style-name="T4">Элементы </text:span><text:span text:style-name="T5">матрицы</text:span><text:span text:style-name="T4"> должны быть заданы корректно</text:span><text:span text:style-name="T1">:</text:span></text:p>
          <text:list>
            <text:list-item>
              <text:p text:style-name="P30">Каждый элемент <text:span text:style-name="T48">матрицы</text:span> — целое число. <text:span text:style-name="T34">Если </text:span><text:span text:style-name="T30">элемент </text:span><text:span text:style-name="T36">матрицы</text:span><text:span text:style-name="T31"> </text:span><text:span text:style-name="T32">не является </text:span><text:span text:style-name="T30">целым числом</text:span><text:span text:style-name="T34">, то выводится сообщение об ошибке и программа завершается</text:span></text:p>
            </text:list-item>
          </text:list>
        </text:list-item>
        <text:list-item>
          <text:p text:style-name="P31"><text:span text:style-name="T35">rows, colums</text:span><text:span text:style-name="T45"> и элементы матрицы заданы корректно</text:span>:</text:p>
          <text:list>
            <text:list-item>
              <text:p text:style-name="P32">Если <text:span text:style-name="T35">rows, colums</text:span><text:span text:style-name="T45"> и элементы матрицы заданы корректно, то программа должна </text:span>завершится с выводом в консоль сообщения, содержащего <text:span text:style-name="T27">количество строк </text:span><text:span text:style-name="T28">в стандартной и введённой матрицах</text:span><text:span text:style-name="T27">, элементы которых упорядочены по возрастанию</text:span> и кодом возврата 0</text:p>
            </text:list-item>
          </text:list>
        </text:list-item>
      </text:list>
      <text:p text:style-name="P6">Тест-план</text:p>
      <text:p text:style-name="P4">Проверка детальных требований с помощью тест-плана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#</text:p>
          </table:table-cell>
          <table:table-cell table:style-name="Table1.A1" office:value-type="string">
            <text:p text:style-name="P11">Описание</text:p>
          </table:table-cell>
          <table:table-cell table:style-name="Table1.A1" office:value-type="string">
            <text:p text:style-name="P11">Результат</text:p>
          </table:table-cell>
        </table:table-row>
        <table:table-row table:style-name="Table1.1">
          <table:table-cell table:style-name="Table1.A1" office:value-type="string">
            <text:p text:style-name="P15">1.1</text:p>
          </table:table-cell>
          <table:table-cell table:style-name="Table1.A1" office:value-type="string">
            <text:list xml:id="list1839060783376" text:continue-numbering="true" text:style-name="WWNum17">
              <text:list-item>
                <text:list>
                  <text:list-header>
                    <text:p text:style-name="P33">rows и colums — целые числа. Если rows или colums не являютмя целыми числами, то выводится сообщение об ошибке и программа завершается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8">Input:</text:p>
            <text:p text:style-name="P19"><text:span text:style-name="T9"><text:s text:c="2"/></text:span><text:span text:style-name="T13">12.2 34</text:span></text:p>
            <text:p text:style-name="P8">Expected:</text:p>
            <text:p text:style-name="P19"><text:span text:style-name="T14"><text:s text:c="2"/></text:span><text:span text:style-name="T20">Incorrect input of rows or colums! 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46">1.2</text:span> </text:p>
          </table:table-cell>
          <table:table-cell table:style-name="Table1.A1" office:value-type="string">
            <text:list xml:id="list1840184049022" text:continue-numbering="true" text:style-name="WWNum17">
              <text:list-item>
                <text:list>
                  <text:list-header>
                    <text:p text:style-name="P33">rows и colums — положительные числа. Если rows или colums не являютмя положительные числами, то выводится сообщение об ошибке и программа завершается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9">Input:</text:p>
            <text:p text:style-name="P20"><text:span text:style-name="T9"><text:s text:c="2"/></text:span><text:span text:style-name="T13">34 -79</text:span></text:p>
            <text:p text:style-name="P9">Expected:</text:p>
            <text:p text:style-name="P20"><text:span text:style-name="T15"><text:s text:c="2"/></text:span><text:span text:style-name="T18">std::bad_array_new_lengt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46">2</text:span>.1</text:p>
          </table:table-cell>
          <table:table-cell table:style-name="Table1.A1" office:value-type="string">
            <text:list xml:id="list1840581997882" text:continue-numbering="true" text:style-name="WWNum17">
              <text:list-item>
                <text:list>
                  <text:list-header>
                    <text:p text:style-name="P33">Каждый элемент матрицы — целое число. Если элемент матрицы не является целым числом, то выводится сообщение об ошибке и программа завершается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0">Input:</text:p>
            <text:p text:style-name="P21"><text:span text:style-name="T9"><text:s text:c="2"/></text:span><text:span text:style-name="T10">2 2</text:span></text:p>
            <text:p text:style-name="P21"><text:span text:style-name="T10"><text:s text:c="2"/>12 23</text:span></text:p>
            <text:p text:style-name="P21"><text:span text:style-name="T10"><text:s text:c="2"/>9.3 18</text:span></text:p>
            <text:p text:style-name="P10">Expected:</text:p>
            <text:p text:style-name="P23"><text:s text:c="2"/><text:span text:style-name="T30">Input error!</text:span></text:p>
          </table:table-cell>
        </table:table-row>
        <table:table-row table:style-name="Table1.5">
          <table:table-cell table:style-name="Table1.A1" office:value-type="string">
            <text:p text:style-name="P13"/>
          </table:table-cell>
          <table:table-cell table:style-name="Table1.B5" office:value-type="string">
            <text:list xml:id="list1838522124865" text:continue-numbering="true" text:style-name="WWNum17">
              <text:list-item>
                <text:list>
                  <text:list-header>
                    <text:p text:style-name="P34"/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0">Input:</text:p>
            <text:p text:style-name="P21"><text:span text:style-name="T9"><text:s text:c="2"/></text:span><text:span text:style-name="T11">3 3</text:span></text:p>
            <text:p text:style-name="P21"><text:span text:style-name="T11"><text:s text:c="2"/>12 47 94</text:span></text:p>
            <text:p text:style-name="P21"><text:span text:style-name="T11"><text:s text:c="2"/>-14 57 24</text:span></text:p>
            <text:p text:style-name="P21"><text:span text:style-name="T11"><text:s text:c="2"/>94 abc 09 </text:span></text:p>
            <text:p text:style-name="P10">Expected:</text:p>
            <text:p text:style-name="P22"><text:span text:style-name="T15"><text:s text:c="2"/></text:span><text:span text:style-name="T19">Input error!</text:span></text:p>
          </table:table-cell>
        </table:table-row>
        <table:table-row table:style-name="Table1.1">
          <table:table-cell table:style-name="Table1.A1" office:value-type="string">
            <text:p text:style-name="P13">3.<text:span text:style-name="T46">1</text:span></text:p>
          </table:table-cell>
          <table:table-cell table:style-name="Table1.A1" office:value-type="string">
            <text:list xml:id="list1839163217939" text:continue-numbering="true" text:style-name="WWNum17">
              <text:list-item>
                <text:list>
                  <text:list-header>
                    <text:p text:style-name="P35">Если rows, colums и элементы матрицы заданы корректно, то программа должна завершится с выводом в консоль сообщения, содержащего <text:span text:style-name="T26">количество строк в стандартной и введённой матрицах, элементы которых упорядочены по возрастанию</text:span> и кодом возврата 0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0">Input:</text:p>
            <text:p text:style-name="P21"><text:span text:style-name="T9"><text:s text:c="2"/></text:span><text:span text:style-name="T11">2 2</text:span></text:p>
            <text:p text:style-name="P21"><text:span text:style-name="T11"><text:s text:c="2"/>2 1</text:span></text:p>
            <text:p text:style-name="P21"><text:span text:style-name="T11"><text:s text:c="2"/>1 2</text:span></text:p>
            <text:p text:style-name="P10">Expected:</text:p>
            <text:p text:style-name="P16"><text:span text:style-name="T8"><text:s text:c="2"/></text:span><text:span text:style-name="T16">Dynamic: 1</text:span></text:p>
            <text:p text:style-name="P16"><text:span text:style-name="T16"><text:s text:c="2"/>Standart: </text:span><text:span text:style-name="T17">2</text:span></text:p>
          </table:table-cell>
        </table:table-row>
        <table:table-row table:style-name="Table1.7">
          <table:table-cell table:style-name="Table1.B5" office:value-type="string">
            <text:p text:style-name="P12"/>
          </table:table-cell>
          <table:table-cell table:style-name="Table1.B5" office:value-type="string">
            <text:list xml:id="list1840439462197" text:continue-numbering="true" text:style-name="WWNum17">
              <text:list-item>
                <text:list>
                  <text:list-header>
                    <text:p text:style-name="P36"/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0">Input:</text:p>
            <text:p text:style-name="P21"><text:span text:style-name="T9"><text:s text:c="2"/></text:span><text:span text:style-name="T11">3 4</text:span></text:p>
            <text:p text:style-name="P21"><text:span text:style-name="T11"><text:s text:c="2"/>1 2 3 4</text:span></text:p>
            <text:p text:style-name="P21"><text:span text:style-name="T11"><text:s text:c="2"/>5 4 3 2</text:span></text:p>
            <text:p text:style-name="P21"><text:span text:style-name="T11"><text:s text:c="2"/>1 11 111 1111</text:span></text:p>
            <text:p text:style-name="P10"><text:soft-page-break/>Expected:</text:p>
            <text:p text:style-name="P16"><text:span text:style-name="T8"><text:s text:c="2"/></text:span><text:span text:style-name="T16">Dynamic: 2</text:span></text:p>
            <text:p text:style-name="P16"><text:span text:style-name="T16"><text:s text:c="2"/>Standart: 2</text:span></text:p>
          </table:table-cell>
        </table:table-row>
      </table:table>
      <text:p text:style-name="P5"/>
      <text:p text:style-name="P6">Исходные тексты программы</text:p>
      <text:p text:style-name="P17"><text:span text:style-name="T1">Файлы с исходными текстами лабораторной работы (полагаем </text:span><text:span text:style-name="T6">&lt;</text:span><text:span text:style-name="T7">ROOT</text:span><text:span text:style-name="T6">&gt;</text:span><text:span text:style-name="T1"> для папки в котором располагаются исходные тексты):</text:span></text:p>
      <text:p text:style-name="P25">./&lt;ROOT&gt;/main.cpp</text:p>
      <text:p text:style-name="P24">#include &lt;iostream&gt;</text:p>
      <text:p text:style-name="P24">#include &lt;cstddef&gt;</text:p>
      <text:p text:style-name="P24">#include "matrixFunction.hpp"</text:p>
      <text:p text:style-name="P24"/>
      <text:p text:style-name="P24">int main()</text:p>
      <text:p text:style-name="P24">{</text:p>
      <text:p text:style-name="P24"><text:s text:c="2"/>size_t rows = 0, colums = 0;</text:p>
      <text:p text:style-name="P24"><text:s text:c="2"/>std::cin &gt;&gt; rows &gt;&gt; colums;</text:p>
      <text:p text:style-name="P24"><text:s text:c="2"/>if (!std::cin)</text:p>
      <text:p text:style-name="P24"><text:s text:c="2"/>{</text:p>
      <text:p text:style-name="P24"><text:s text:c="4"/>std::cerr &lt;&lt; "Incorrect input of rows or colums! \n";</text:p>
      <text:p text:style-name="P24"><text:s text:c="4"/>return 1;</text:p>
      <text:p text:style-name="P24"><text:s text:c="2"/>}</text:p>
      <text:p text:style-name="P24"><text:s text:c="2"/></text:p>
      <text:p text:style-name="P24"><text:s text:c="2"/>int * matrix = nullptr;</text:p>
      <text:p text:style-name="P24"><text:s text:c="2"/>try</text:p>
      <text:p text:style-name="P24"><text:s text:c="2"/>{</text:p>
      <text:p text:style-name="P24"><text:s text:c="4"/>matrix = <text:s/>new int[rows * colums];</text:p>
      <text:p text:style-name="P24"><text:s text:c="2"/>}</text:p>
      <text:p text:style-name="P24"><text:s text:c="2"/>catch (const std::exception &amp; e)</text:p>
      <text:p text:style-name="P24"><text:s text:c="2"/>{</text:p>
      <text:p text:style-name="P24"><text:s text:c="4"/>delete [] matrix;</text:p>
      <text:p text:style-name="P24"><text:s text:c="4"/>std::cerr &lt;&lt; e.what();</text:p>
      <text:p text:style-name="P24"><text:s text:c="4"/>return 2;</text:p>
      <text:p text:style-name="P24"><text:s text:c="2"/>}</text:p>
      <text:p text:style-name="P24"><text:s text:c="2"/>size_t standartRows = 3, standartColums = 3;</text:p>
      <text:p text:style-name="P24"><text:s text:c="2"/>int standartMatrix[] = {</text:p>
      <text:p text:style-name="P24"><text:s text:c="2"/>1, 2, 3,</text:p>
      <text:p text:style-name="P24"><text:s text:c="2"/>6, 5, 4,</text:p>
      <text:p text:style-name="P24"><text:s text:c="2"/>7, 8, 9</text:p>
      <text:p text:style-name="P24"><text:s text:c="2"/>};</text:p>
      <text:p text:style-name="P24"><text:s text:c="2"/></text:p>
      <text:p text:style-name="P24"><text:s text:c="2"/>try</text:p>
      <text:p text:style-name="P24"><text:s text:c="2"/>{</text:p>
      <text:p text:style-name="P24"><text:s text:c="4"/>inArray(matrix, rows, colums);</text:p>
      <text:p text:style-name="P24"><text:s text:c="2"/>}</text:p>
      <text:p text:style-name="P24"><text:s text:c="2"/>catch (const std::exception &amp; e)</text:p>
      <text:p text:style-name="P24"><text:s text:c="2"/>{</text:p>
      <text:p text:style-name="P24"><text:s text:c="4"/>delete [] matrix;</text:p>
      <text:p text:style-name="P24"><text:s text:c="4"/>std::cerr &lt;&lt; e.what();</text:p>
      <text:p text:style-name="P24"><text:s text:c="4"/>return 1; </text:p>
      <text:p text:style-name="P24"><text:s text:c="2"/>}</text:p>
      <text:p text:style-name="P24"/>
      <text:p text:style-name="P24"><text:s text:c="2"/></text:p>
      <text:p text:style-name="P24"><text:s text:c="2"/>std::cout &lt;&lt; "Dynamic: " &lt;&lt; getNumberOfOrderedRows(matrix, rows, colums) &lt;&lt; '\n';</text:p>
      <text:p text:style-name="P24"><text:soft-page-break/><text:s text:c="2"/>std::cout &lt;&lt; "Standart: " &lt;&lt; getNumberOfOrderedRows(standartMatrix, standartRows, standartColums) &lt;&lt; '\n';</text:p>
      <text:p text:style-name="P24"><text:s text:c="2"/>delete [] matrix;</text:p>
      <text:p text:style-name="P24"><text:s text:c="2"/>return 0;</text:p>
      <text:p text:style-name="P24">}</text:p>
      <text:p text:style-name="P43"><text:span text:style-name="T38"/></text:p>
      <text:p text:style-name="P44"><text:span text:style-name="T38">./&lt;ROOT&gt;/</text:span><text:span text:style-name="T40">matrixFunction</text:span><text:span text:style-name="T38">.cpp</text:span></text:p>
      <text:p text:style-name="P41">#include "matrixFunction.hpp"</text:p>
      <text:p text:style-name="P24">#include &lt;iostream&gt;</text:p>
      <text:p text:style-name="P24"/>
      <text:p text:style-name="P24">void inArray (int * matrix, size_t rows, size_t colums)</text:p>
      <text:p text:style-name="P24">{</text:p>
      <text:p text:style-name="P24"><text:s text:c="2"/>for (size_t i = 0; i &lt; (rows * colums); ++i)</text:p>
      <text:p text:style-name="P24"><text:s text:c="2"/>{</text:p>
      <text:p text:style-name="P24"><text:s text:c="4"/>std::cin &gt;&gt; matrix[i];</text:p>
      <text:p text:style-name="P24"><text:s text:c="4"/>if (!std::cin)</text:p>
      <text:p text:style-name="P24"><text:s text:c="4"/>{</text:p>
      <text:p text:style-name="P24"><text:s text:c="6"/>throw std::logic_error("Input error!");</text:p>
      <text:p text:style-name="P24"><text:s text:c="4"/>}</text:p>
      <text:p text:style-name="P24"><text:s text:c="2"/>}</text:p>
      <text:p text:style-name="P24">};</text:p>
      <text:p text:style-name="P24"/>
      <text:p text:style-name="P24">void outArray (int * matrix, size_t rows, size_t colums)</text:p>
      <text:p text:style-name="P24">{</text:p>
      <text:p text:style-name="P24"><text:s text:c="2"/>for (size_t i = 0; i &lt; rows; ++i)</text:p>
      <text:p text:style-name="P24"><text:s text:c="2"/>{</text:p>
      <text:p text:style-name="P24"><text:s text:c="4"/>for (size_t j = 0; j &lt; colums; ++j)</text:p>
      <text:p text:style-name="P24"><text:s text:c="4"/>{</text:p>
      <text:p text:style-name="P24"><text:s text:c="6"/>std::cout &lt;&lt; matrix[i * colums + j] &lt;&lt; " ";</text:p>
      <text:p text:style-name="P24"><text:s text:c="4"/>}</text:p>
      <text:p text:style-name="P24"><text:s text:c="4"/>std::cout &lt;&lt; '\n';</text:p>
      <text:p text:style-name="P24"><text:s text:c="2"/>}</text:p>
      <text:p text:style-name="P24">};</text:p>
      <text:p text:style-name="P24"/>
      <text:p text:style-name="P24">size_t getNumberOfOrderedRows (int * matrix, size_t rows, size_t colums)</text:p>
      <text:p text:style-name="P24">{</text:p>
      <text:p text:style-name="P24"><text:s text:c="2"/>size_t num = 0;</text:p>
      <text:p text:style-name="P24"><text:s text:c="2"/>for (size_t i = 0; i &lt; rows; ++i)</text:p>
      <text:p text:style-name="P24"><text:s text:c="2"/>{</text:p>
      <text:p text:style-name="P24"><text:s text:c="4"/>bool prot = 1;</text:p>
      <text:p text:style-name="P24"><text:s text:c="4"/>for (size_t j = 0; j &lt; (colums - 1); ++j)</text:p>
      <text:p text:style-name="P24"><text:s text:c="4"/>{</text:p>
      <text:p text:style-name="P24"><text:s text:c="6"/>if (matrix[i * colums + j] &gt;= matrix[i * colums + j + 1])</text:p>
      <text:p text:style-name="P24"><text:s text:c="6"/>{</text:p>
      <text:p text:style-name="P24"><text:s text:c="8"/>prot = 0;</text:p>
      <text:p text:style-name="P24"><text:s text:c="8"/>break;</text:p>
      <text:p text:style-name="P24"><text:s text:c="6"/>}</text:p>
      <text:p text:style-name="P24"><text:s text:c="4"/>}</text:p>
      <text:p text:style-name="P24"><text:s text:c="4"/>num += prot;</text:p>
      <text:p text:style-name="P24"><text:s text:c="2"/>}</text:p>
      <text:p text:style-name="P24"><text:s text:c="2"/></text:p>
      <text:p text:style-name="P24"><text:s text:c="2"/>return num;</text:p>
      <text:p text:style-name="P24">};</text:p>
      <text:p text:style-name="P26"><text:soft-page-break/></text:p>
      <text:p text:style-name="P27"><text:span text:style-name="T42">./&lt;ROOT&gt;/</text:span><text:span text:style-name="T44">matrixFunction</text:span><text:span text:style-name="T42">.</text:span><text:span text:style-name="T43">h</text:span><text:span text:style-name="T42">pp</text:span></text:p>
      <text:p text:style-name="P41">#ifndef MATRIXFUNCTION_HPP</text:p>
      <text:p text:style-name="P24">#define MATRIXFUNCTION_HPP</text:p>
      <text:p text:style-name="P24">#include &lt;cstddef&gt;</text:p>
      <text:p text:style-name="P24"/>
      <text:p text:style-name="P24">void inArray (int * matrix, size_t rows, size_t colums);</text:p>
      <text:p text:style-name="P24">void outArray (int * matrix, size_t rows, size_t colums);</text:p>
      <text:p text:style-name="P24">size_t getNumberOfOrderedRows (int * matrix, size_t rows, size_t colums);</text:p>
      <text:p text:style-name="P24">#endi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tyle="normal" style:font-style-asian="normal" style:font-style-complex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47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48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49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50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51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52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53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54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84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85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86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87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88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89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0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93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94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95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96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97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98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9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346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0693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3543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889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1736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083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9929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27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loext:opacity="100%"/>
    </style:style>
    <style:style style:name="M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style style:name="M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MT3" style:family="text">
      <style:text-properties style:font-name="Times New Roman" fo:font-size="12pt" officeooo:rsid="000d0267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text:span text:style-name="MT1">ФИО: </text:span><text:span text:style-name="MT2">Ребдев Павел Александрович</text:span></text:p>
        <text:p text:style-name="MP1"><text:span text:style-name="MT1">Группа: </text:span><text:span text:style-name="MT3">5</text:span><text:span text:style-name="MT2">130904/30008</text:span></text:p>
        <text:p text:style-name="MP2">Лабораторная работа: «Двумерные массивы. Указатели. Метод «сверху вниз»»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чернин Владислав Сергеевич</meta:initial-creator>
    <meta:editing-cycles>20</meta:editing-cycles>
    <meta:creation-date>2022-04-04T20:17:00</meta:creation-date>
    <dc:date>2023-12-11T00:18:38.336821895</dc:date>
    <meta:editing-duration>PT1H41M34S</meta:editing-duration>
    <meta:generator>LibreOffice/7.3.7.2$Linux_X86_64 LibreOffice_project/30$Build-2</meta:generator>
    <meta:document-statistic meta:table-count="1" meta:image-count="0" meta:object-count="0" meta:page-count="4" meta:paragraph-count="165" meta:word-count="711" meta:character-count="4640" meta:non-whitespace-character-count="3814"/>
    <meta:user-defined meta:name="AppVersion">16.0000</meta:user-defined>
    <meta:template xlink:type="simple" xlink:actuate="onRequest" xlink:title="Normal.dotm" xlink:href=""/>
  </office:meta>
</office:document-meta>
</file>